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ce08a"/>
    </style:style>
    <style:style style:name="T2" style:family="text">
      <style:text-properties officeooo:rsid="000d06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Purpose of the Tensor Class in the Framework</text:p>
      <text:p text:style-name="Standard"/>
      <text:p text:style-name="Standard">The `Tensor` class serves as the **fundamental data structure and computational unit** in <text:span text:style-name="T2">this</text:span> machine learning framework. Its purpose can be broken down into several key areas:</text:p>
      <text:p text:style-name="Standard"/>
      <text:p text:style-name="Standard">## 1. Core Data Representation</text:p>
      <text:p text:style-name="Standard">- **Multi-dimensional data container**: Stores and manages n-dimensional arrays of numerical data (primarily floats)</text:p>
      <text:p text:style-name="Standard">- **Shape management**: Handles tensors of various shapes and dimensions (1D, 2D, 3D, etc.)</text:p>
      <text:p text:style-name="Standard">- **Memory management**: Efficiently stores data using Eigen matrices while providing a flexible interface</text:p>
      <text:p text:style-name="Standard"/>
      <text:p text:style-name="Standard">## 2. Automatic Differentiation (Autograd)</text:p>
      <text:p text:style-name="Standard">- **Gradient tracking**: Automatically computes gradients for operations when `requires_grad = true`</text:p>
      <text:p text:style-name="Standard">- **Computational graph**: Maintains backward functions for gradient propagation</text:p>
      <text:p text:style-name="Standard">- **Gradient accumulation**: Stores and accumulates gradients during the backward pass</text:p>
      <text:p text:style-name="Standard"/>
      <text:p text:style-name="Standard">## 3. Mathematical Operations</text:p>
      <text:p text:style-name="Standard">- **Element-wise operations**: Addition, subtraction, multiplication, division</text:p>
      <text:p text:style-name="Standard">- **Matrix operations**: Matrix multiplication, transposition</text:p>
      <text:p text:style-name="Standard">- **Reduction operations**: Sum, mean, along various axes</text:p>
      <text:p text:style-name="Standard">- **Activation functions**: ReLU, GELU, sigmoid, softmax</text:p>
      <text:p text:style-name="Standard">- **Broadcasting**: Automatic shape handling for operations between tensors of different shapes</text:p>
      <text:p text:style-name="Standard"/>
      <text:p text:style-name="Standard">## 4. Neural Network Building Blocks</text:p>
      <text:p text:style-name="Standard">- **Parameter storage**: Weights and biases of neural network layers</text:p>
      <text:p text:style-name="Standard">- **Activation functions**: Non-linear transformations</text:p>
      <text:p text:style-name="Standard">- **Loss computation**: Operations for calculating loss gradients</text:p>
      <text:p text:style-name="Standard">- **Optimization**: Gradient storage for optimizer updates</text:p>
      <text:p text:style-name="Standard"/>
      <text:p text:style-name="Standard">## 5. Performance Optimization</text:p>
      <text:p text:style-name="Standard">- **SIMD integration**: Uses AVX/SSE instructions for vectorized operations</text:p>
      <text:p text:style-name="Standard">- **Eigen backend**: Leverages highly optimized linear algebra operations</text:p>
      <text:p text:style-name="Standard">- **Memory efficiency**: Shared data representations where possible</text:p>
      <text:p text:style-name="Standard"/>
      <text:p text:style-name="Standard">## 6. Serialization and Persistence</text:p>
      <text:p text:style-name="Standard">- **Model saving/loading**: Serializes tensor data and structure to files</text:p>
      <text:p text:style-name="Standard">- **Training checkpointing**: Allows saving and resuming training state</text:p>
      <text:p text:style-name="Standard">- **Inference deployment**: Export trained models for production use</text:p>
      <text:p text:style-name="Standard"/>
      <text:p text:style-name="Standard">## 7. Framework Integration</text:p>
      <text:p text:style-name="Standard">- **Layer interface**: Serves as input/output for neural network layers</text:p>
      <text:p text:style-name="Standard">- **Optimizer compatibility**: Provides gradient interface for optimizers like Adam, SGD</text:p>
      <text:p text:style-name="Standard">- **Training loop integration**: Works with training pipelines for forward/backward passes</text:p>
      <text:p text:style-name="Standard"/>
      <text:p text:style-name="Standard">## Key Design Features:</text:p>
      <text:p text:style-name="Standard">- **Eigen integration**: Uses Eigen matrices for storage and computation</text:p>
      <text:p text:style-name="Standard">- **RAII principles**: Automatic memory management</text:p>
      <text:p text:style-name="Standard">- **Expression templates**: Efficient operation chaining without temporary copies</text:p>
      <text:p text:style-name="Standard"><text:soft-page-break/>- **Thread safety**: Designed for parallel training scenarios</text:p>
      <text:p text:style-name="Standard">- **Type safety**: Strong typing for dimensions and operations</text:p>
      <text:p text:style-name="Standard"/>
      <text:p text:style-name="Standard">## Usage Context:</text:p>
      <text:p text:style-name="Standard">```cpp</text:p>
      <text:p text:style-name="Standard">// Model parameters (weights and biases)</text:p>
      <text:p text:style-name="Standard">Tensor weights({input_size, output_size}, true); // requires_grad = true</text:p>
      <text:p text:style-name="Standard">Tensor biases({output_size}, true);</text:p>
      <text:p text:style-name="Standard"/>
      <text:p text:style-name="Standard">// Forward pass</text:p>
      <text:p text:style-name="Standard">Tensor input = get_input_data();</text:p>
      <text:p text:style-name="Standard">Tensor hidden = input.matmul(weights) + biases;</text:p>
      <text:p text:style-name="Standard">Tensor output = hidden.relu();</text:p>
      <text:p text:style-name="Standard"/>
      <text:p text:style-name="Standard">// Backward pass</text:p>
      <text:p text:style-name="Standard">output.backward(); // Computes gradients for weights and biases</text:p>
      <text:p text:style-name="Standard"/>
      <text:p text:style-name="Standard">// Optimization</text:p>
      <text:p text:style-name="Standard">weights = weights - learning_rate * weights.grad();</text:p>
      <text:p text:style-name="Standard">biases = biases - learning_rate * biases.grad();</text:p>
      <text:p text:style-name="Standard">```</text:p>
      <text:p text:style-name="Standard"/>
      <text:p text:style-name="Standard">The `Tensor` class essentially provides a **differentiable programming abstraction** that enables:</text:p>
      <text:p text:style-name="Standard">1. **Automatic gradient computation** for neural network training</text:p>
      <text:p text:style-name="Standard">2. **Efficient numerical computation** using optimized linear algebra</text:p>
      <text:p text:style-name="Standard">3. **Flexible shape handling** for various neural network architectures</text:p>
      <text:p text:style-name="Standard">4. **Memory-aware operations** for large-scale model training</text:p>
      <text:p text:style-name="Standard"/>
      <text:p text:style-name="Standard">It serves as the bridge between mathematical operations and their gradient computations, making it possible to define complex neural networks while automatically handling the derivative calculations needed for backpropagation.</text:p>
      <text:p text:style-name="Standard"/>
      <text:p text:style-name="Standard"># Alternative Techniques for Fundamental Data Structures and Computational Units</text:p>
      <text:p text:style-name="Standard"/>
      <text:p text:style-name="Standard">Several alternative approaches and techniques can be used to implement fundamental data structures and computational units like <text:span text:style-name="T2">the</text:span> Tensor class:</text:p>
      <text:p text:style-name="Standard"/>
      <text:p text:style-name="Standard">## 1. **Expression Templates**</text:p>
      <text:p text:style-name="Standard">A compile-time technique that can significantly optimize mathematical operations:</text:p>
      <text:p text:style-name="Standard"/>
      <text:p text:style-name="Standard">```cpp</text:p>
      <text:p text:style-name="Standard">// Example of expression templates</text:p>
      <text:p text:style-name="Standard">template&lt;typename Left, typename Right, typename Op&gt;</text:p>
      <text:p text:style-name="Standard">class BinaryExpr {</text:p>
      <text:p text:style-name="Standard"><text:s text:c="4"/>const Left&amp; left;</text:p>
      <text:p text:style-name="Standard"><text:s text:c="4"/>const Right&amp; right;</text:p>
      <text:p text:style-name="Standard"><text:s text:c="4"/></text:p>
      <text:p text:style-name="Standard"><text:s text:c="4"/>auto operator[](size_t i) const {</text:p>
      <text:p text:style-name="Standard"><text:s text:c="8"/>return Op::apply(left[i], right[i]);</text:p>
      <text:p text:style-name="Standard"><text:soft-page-break/><text:s text:c="4"/>}</text:p>
      <text:p text:style-name="Standard">};</text:p>
      <text:p text:style-name="Standard"/>
      <text:p text:style-name="Standard">// Usage would enable: Tensor C = A + B * C without temporary copies</text:p>
      <text:p text:style-name="Standard">```</text:p>
      <text:p text:style-name="Standard"/>
      <text:p text:style-name="Standard">**Benefits**: Eliminates temporary objects, enables lazy evaluation, compile-time optimization</text:p>
      <text:p text:style-name="Standard">**Drawbacks**: Complex template code, difficult debugging, steep learning curve</text:p>
      <text:p text:style-name="Standard"/>
      <text:p text:style-name="Standard">## 2. **Just-In-Time (JIT) Compilation**</text:p>
      <text:p text:style-name="Standard">Compile operations at runtime for specific hardware:</text:p>
      <text:p text:style-name="Standard"/>
      <text:p text:style-name="Standard">```cpp</text:p>
      <text:p text:style-name="Standard">// Pseudocode for JIT approach</text:p>
      <text:p text:style-name="Standard">class JITTensor {</text:p>
      <text:p text:style-name="Standard"><text:s text:c="4"/>// Store computation graph</text:p>
      <text:p text:style-name="Standard"><text:s text:c="4"/>std::vector&lt;JITOperation&gt; computation_graph;</text:p>
      <text:p text:style-name="Standard"><text:s text:c="4"/></text:p>
      <text:p text:style-name="Standard"><text:s text:c="4"/>// Compile to optimized native code when executed</text:p>
      <text:p text:style-name="Standard"><text:s text:c="4"/>void compile_and_execute() {</text:p>
      <text:p text:style-name="Standard"><text:s text:c="8"/>// Generate optimized machine code for the specific operation sequence</text:p>
      <text:p text:style-name="Standard"><text:s text:c="4"/>}</text:p>
      <text:p text:style-name="Standard">};</text:p>
      <text:p text:style-name="Standard">```</text:p>
      <text:p text:style-name="Standard"/>
      <text:p text:style-name="Standard">**Benefits**: Maximum performance, hardware-specific optimizations</text:p>
      <text:p text:style-name="Standard">**Drawbacks**: Complex implementation, portability issues</text:p>
      <text:p text:style-name="Standard"/>
      <text:p text:style-name="Standard">## 3. **Multi-backend Support**</text:p>
      <text:p text:style-name="Standard">Abstract different computation backends:</text:p>
      <text:p text:style-name="Standard"/>
      <text:p text:style-name="Standard">```cpp</text:p>
      <text:p text:style-name="Standard">class Tensor {</text:p>
      <text:p text:style-name="Standard">private:</text:p>
      <text:p text:style-name="Standard"><text:s text:c="4"/>enum Backend { CPU, CUDA, METAL, OPENCL };</text:p>
      <text:p text:style-name="Standard"><text:s text:c="4"/>Backend backend;</text:p>
      <text:p text:style-name="Standard"><text:s text:c="4"/></text:p>
      <text:p text:style-name="Standard"><text:s text:c="4"/>// Pointer to backend-specific implementation</text:p>
      <text:p text:style-name="Standard"><text:s text:c="4"/>void* backend_data;</text:p>
      <text:p text:style-name="Standard"><text:s text:c="4"/></text:p>
      <text:p text:style-name="Standard"><text:s text:c="4"/>// Virtual dispatch or strategy pattern for operations</text:p>
      <text:p text:style-name="Standard"><text:s text:c="4"/>struct Operations {</text:p>
      <text:p text:style-name="Standard"><text:s text:c="8"/>virtual void add(Tensor&amp; result, const Tensor&amp; a, const Tensor&amp; b) = 0;</text:p>
      <text:p text:style-name="Standard"><text:s text:c="8"/>virtual void matmul(Tensor&amp; result, const Tensor&amp; a, const Tensor&amp; b) = 0;</text:p>
      <text:p text:style-name="Standard"><text:s text:c="4"/>};</text:p>
      <text:p text:style-name="Standard">};</text:p>
      <text:p text:style-name="Standard">```</text:p>
      <text:p text:style-name="Standard"/>
      <text:p text:style-name="Standard">**Benefits**: Hardware flexibility, optimized backends for different devices</text:p>
      <text:p text:style-name="Standard"><text:soft-page-break/>**Drawbacks**: Increased complexity, maintenance overhead</text:p>
      <text:p text:style-name="Standard"/>
      <text:p text:style-name="Standard">## 4. **Lazy Evaluation**</text:p>
      <text:p text:style-name="Standard">Defer computation until results are actually needed:</text:p>
      <text:p text:style-name="Standard"/>
      <text:p text:style-name="Standard">```cpp</text:p>
      <text:p text:style-name="Standard">class LazyTensor {</text:p>
      <text:p text:style-name="Standard"><text:s text:c="4"/>std::vector&lt;LazyOperation&gt; operation_queue;</text:p>
      <text:p text:style-name="Standard"><text:s text:c="4"/>bool evaluated = false;</text:p>
      <text:p text:style-name="Standard"><text:s text:c="4"/>Tensor actual_data;</text:p>
      <text:p text:style-name="Standard"><text:s text:c="4"/></text:p>
      <text:p text:style-name="Standard"><text:s text:c="4"/>void ensure_evaluated() {</text:p>
      <text:p text:style-name="Standard"><text:s text:c="8"/>if (!evaluated) {</text:p>
      <text:p text:style-name="Standard"><text:s text:c="12"/>// Execute all queued operations</text:p>
      <text:p text:style-name="Standard"><text:s text:c="12"/>evaluate_operations();</text:p>
      <text:p text:style-name="Standard"><text:s text:c="12"/>evaluated = true;</text:p>
      <text:p text:style-name="Standard"><text:s text:c="8"/>}</text:p>
      <text:p text:style-name="Standard"><text:s text:c="4"/>}</text:p>
      <text:p text:style-name="Standard">};</text:p>
      <text:p text:style-name="Standard">```</text:p>
      <text:p text:style-name="Standard"/>
      <text:p text:style-name="Standard">**Benefits**: Operation fusion, fewer memory accesses, better cache utilization</text:p>
      <text:p text:style-name="Standard">**Drawbacks**: Complex dependency tracking, harder debugging</text:p>
      <text:p text:style-name="Standard"/>
      <text:p text:style-name="Standard">## 5. **Block-based Storage**</text:p>
      <text:p text:style-name="Standard">For handling very large tensors that don't fit in memory:</text:p>
      <text:p text:style-name="Standard"/>
      <text:p text:style-name="Standard">```cpp</text:p>
      <text:p text:style-name="Standard">class BlockedTensor {</text:p>
      <text:p text:style-name="Standard"><text:s text:c="4"/>std::vector&lt;TensorBlock&gt; blocks;</text:p>
      <text:p text:style-name="Standard"><text:s text:c="4"/>size_t block_size;</text:p>
      <text:p text:style-name="Standard"><text:s text:c="4"/></text:p>
      <text:p text:style-name="Standard"><text:s text:c="4"/>TensorBlock&amp; get_block(size_t global_index) {</text:p>
      <text:p text:style-name="Standard"><text:s text:c="8"/>return blocks[global_index / block_size];</text:p>
      <text:p text:style-name="Standard"><text:s text:c="4"/>}</text:p>
      <text:p text:style-name="Standard">};</text:p>
      <text:p text:style-name="Standard">```</text:p>
      <text:p text:style-name="Standard"/>
      <text:p text:style-name="Standard">**Benefits**: Memory efficiency, out-of-core computation support</text:p>
      <text:p text:style-name="Standard">**Drawbacks**: Complex indexing, performance overhead</text:p>
      <text:p text:style-name="Standard"/>
      <text:p text:style-name="Standard">## 6. **Sparse Tensor Representations**</text:p>
      <text:p text:style-name="Standard">For tensors with many zero values:</text:p>
      <text:p text:style-name="Standard"/>
      <text:p text:style-name="Standard">```cpp</text:p>
      <text:p text:style-name="Standard">template&lt;typename T&gt;</text:p>
      <text:p text:style-name="Standard">class SparseTensor {</text:p>
      <text:p text:style-name="Standard"><text:s text:c="4"/>std::unordered_map&lt;std::vector&lt;size_t&gt;, T&gt; values; // Coordinate format</text:p>
      <text:p text:style-name="Standard"><text:s text:c="4"/>// or</text:p>
      <text:p text:style-name="Standard"><text:soft-page-break/><text:s text:c="4"/>std::vector&lt;size_t&gt; indices;</text:p>
      <text:p text:style-name="Standard"><text:s text:c="4"/>std::vector&lt;T&gt; values; // Compressed sparse format</text:p>
      <text:p text:style-name="Standard">};</text:p>
      <text:p text:style-name="Standard">```</text:p>
      <text:p text:style-name="Standard"/>
      <text:p text:style-name="Standard">**Benefits**: Memory efficiency for sparse data, faster operations</text:p>
      <text:p text:style-name="Standard">**Drawbacks**: Complex operations, overhead for dense data</text:p>
      <text:p text:style-name="Standard"/>
      <text:p text:style-name="Standard">## 7. **Functional Programming Approach**</text:p>
      <text:p text:style-name="Standard">Immutable tensors with persistent data structures:</text:p>
      <text:p text:style-name="Standard"/>
      <text:p text:style-name="Standard">```cpp</text:p>
      <text:p text:style-name="Standard">class ImmutableTensor {</text:p>
      <text:p text:style-name="Standard"><text:s text:c="4"/>std::shared_ptr&lt;const TensorData&gt; data;</text:p>
      <text:p text:style-name="Standard"><text:s text:c="4"/></text:p>
      <text:p text:style-name="Standard"><text:s text:c="4"/>ImmutableTensor add(const ImmutableTensor&amp; other) const {</text:p>
      <text:p text:style-name="Standard"><text:s text:c="8"/>// Return new tensor without modifying original</text:p>
      <text:p text:style-name="Standard"><text:s text:c="8"/>return ImmutableTensor(/* new data */);</text:p>
      <text:p text:style-name="Standard"><text:s text:c="4"/>}</text:p>
      <text:p text:style-name="Standard">};</text:p>
      <text:p text:style-name="Standard">```</text:p>
      <text:p text:style-name="Standard"/>
      <text:p text:style-name="Standard">**Benefits**: Thread safety, predictable behavior, easier debugging</text:p>
      <text:p text:style-name="Standard">**Drawbacks**: Memory overhead, performance cost of copying</text:p>
      <text:p text:style-name="Standard"/>
      <text:p text:style-name="Standard">## 8. **Symbolic Differentiation**</text:p>
      <text:p text:style-name="Standard">Instead of automatic differentiation:</text:p>
      <text:p text:style-name="Standard"/>
      <text:p text:style-name="Standard">```cpp</text:p>
      <text:p text:style-name="Standard">class SymbolicTensor {</text:p>
      <text:p text:style-name="Standard"><text:s text:c="4"/>SymbolicExpression expression;</text:p>
      <text:p text:style-name="Standard"><text:s text:c="4"/></text:p>
      <text:p text:style-name="Standard"><text:s text:c="4"/>SymbolicTensor gradient(const SymbolicTensor&amp; wrt) const {</text:p>
      <text:p text:style-name="Standard"><text:s text:c="8"/>return expression.differentiate(wrt);</text:p>
      <text:p text:style-name="Standard"><text:s text:c="4"/>}</text:p>
      <text:p text:style-name="Standard">};</text:p>
      <text:p text:style-name="Standard">```</text:p>
      <text:p text:style-name="Standard"/>
      <text:p text:style-name="Standard">**Benefits**: Exact derivatives, potential optimizations</text:p>
      <text:p text:style-name="Standard">**Drawbacks**: Limited to expressible functions, complex implementation</text:p>
      <text:p text:style-name="Standard"/>
      <text:p text:style-name="Standard">## 9. **Domain-Specific Language (DSL)**</text:p>
      <text:p text:style-name="Standard">Embedded language for tensor operations:</text:p>
      <text:p text:style-name="Standard"/>
      <text:p text:style-name="Standard">```cpp</text:p>
      <text:p text:style-name="Standard">// Example DSL usage</text:p>
      <text:p text:style-name="Standard">auto result = (tensor::range(0, 10) </text:p>
      <text:p text:style-name="Standard"><text:s text:c="15"/>| tensor::map([](auto x) { return x * x; })</text:p>
      <text:p text:style-name="Standard"><text:s text:c="15"/>| tensor::reduce(std::plus&lt;&gt;()));</text:p>
      <text:p text:style-name="Standard"><text:soft-page-break/>```</text:p>
      <text:p text:style-name="Standard"/>
      <text:p text:style-name="Standard">**Benefits**: Expressive, optimized patterns, user-friendly</text:p>
      <text:p text:style-name="Standard">**Drawbacks**: Parser/compiler complexity, learning curve</text:p>
      <text:p text:style-name="Standard"/>
      <text:p text:style-name="Standard">## 10. **Hardware-Specific Optimizations**</text:p>
      <text:p text:style-name="Standard"/>
      <text:p text:style-name="Standard">### a. **GPU Acceleration**</text:p>
      <text:p text:style-name="Standard">```cpp</text:p>
      <text:p text:style-name="Standard">class CUDATensor {</text:p>
      <text:p text:style-name="Standard"><text:s text:c="4"/>float* device_data;</text:p>
      <text:p text:style-name="Standard"><text:s text:c="4"/>// CUDA-specific operations</text:p>
      <text:p text:style-name="Standard">};</text:p>
      <text:p text:style-name="Standard">```</text:p>
      <text:p text:style-name="Standard"/>
      <text:p text:style-name="Standard">### b. **TPU/ASIC Support**</text:p>
      <text:p text:style-name="Standard">Specialized for matrix operations</text:p>
      <text:p text:style-name="Standard"/>
      <text:p text:style-name="Standard">### c. **Quantized Representations**</text:p>
      <text:p text:style-name="Standard">```cpp</text:p>
      <text:p text:style-name="Standard">template&lt;typename T, typename QuantizedType&gt;</text:p>
      <text:p text:style-name="Standard">class QuantizedTensor {</text:p>
      <text:p text:style-name="Standard"><text:s text:c="4"/>QuantizedType* data;</text:p>
      <text:p text:style-name="Standard"><text:s text:c="4"/>T scale;</text:p>
      <text:p text:style-name="Standard"><text:s text:c="4"/>T zero_point;</text:p>
      <text:p text:style-name="Standard"><text:s text:c="4"/></text:p>
      <text:p text:style-name="Standard"><text:s text:c="4"/>T dequantize(QuantizedType value) const {</text:p>
      <text:p text:style-name="Standard"><text:s text:c="8"/>return scale * (value - zero_point);</text:p>
      <text:p text:style-name="Standard"><text:s text:c="4"/>}</text:p>
      <text:p text:style-name="Standard">};</text:p>
      <text:p text:style-name="Standard">```</text:p>
      <text:p text:style-name="Standard"/>
      <text:p text:style-name="Standard">**Benefits**: Reduced memory usage, faster computation</text:p>
      <text:p text:style-name="Standard">**Drawbacks**: Precision loss, complexity</text:p>
      <text:p text:style-name="Standard"/>
      <text:p text:style-name="Standard">## 11. **Distributed Tensor Support**</text:p>
      <text:p text:style-name="Standard">For multi-device/multi-node computation:</text:p>
      <text:p text:style-name="Standard"/>
      <text:p text:style-name="Standard">```cpp</text:p>
      <text:p text:style-name="Standard">class DistributedTensor {</text:p>
      <text:p text:style-name="Standard"><text:s text:c="4"/>std::vector&lt;TensorShard&gt; shards;</text:p>
      <text:p text:style-name="Standard"><text:s text:c="4"/>DistributionStrategy strategy;</text:p>
      <text:p text:style-name="Standard"><text:s text:c="4"/></text:p>
      <text:p text:style-name="Standard"><text:s text:c="4"/>enum DistributionStrategy {</text:p>
      <text:p text:style-name="Standard"><text:s text:c="8"/>SHARDED, <text:s text:c="5"/>// Different parts on different devices</text:p>
      <text:p text:style-name="Standard"><text:s text:c="8"/>REPLICATED, <text:s text:c="3"/>// Copy on all devices</text:p>
      <text:p text:style-name="Standard"><text:s text:c="8"/>HYBRID <text:s text:c="7"/>// Combination</text:p>
      <text:p text:style-name="Standard"><text:s text:c="4"/>};</text:p>
      <text:p text:style-name="Standard">};</text:p>
      <text:p text:style-name="Standard"><text:soft-page-break/>```</text:p>
      <text:p text:style-name="Standard"/>
      <text:p text:style-name="Standard">**Benefits**: Scalability, large model support</text:p>
      <text:p text:style-name="Standard">**Drawbacks**: Network overhead, consistency challenges</text:p>
      <text:p text:style-name="Standard"/>
      <text:p text:style-name="Standard">## 12. **Graph-Based Computation**</text:p>
      <text:p text:style-name="Standard">Represent operations as computational graphs:</text:p>
      <text:p text:style-name="Standard"/>
      <text:p text:style-name="Standard">```cpp</text:p>
      <text:p text:style-name="Standard">class ComputationGraph {</text:p>
      <text:p text:style-name="Standard"><text:s text:c="4"/>std::vector&lt;GraphNode&gt; nodes;</text:p>
      <text:p text:style-name="Standard"><text:s text:c="4"/>std::vector&lt;GraphEdge&gt; edges;</text:p>
      <text:p text:style-name="Standard"><text:s text:c="4"/></text:p>
      <text:p text:style-name="Standard"><text:s text:c="4"/>void optimize() {</text:p>
      <text:p text:style-name="Standard"><text:s text:c="8"/>// Apply graph optimizations: constant folding, dead code elimination, etc.</text:p>
      <text:p text:style-name="Standard"><text:s text:c="4"/>}</text:p>
      <text:p text:style-name="Standard">};</text:p>
      <text:p text:style-name="Standard">```</text:p>
      <text:p text:style-name="Standard"/>
      <text:p text:style-name="Standard">**Benefits**: Global optimization, operation fusion, better scheduling</text:p>
      <text:p text:style-name="Standard">**Drawbacks**: Graph construction overhead, memory usage</text:p>
      <text:p text:style-name="Standard"/>
      <text:p text:style-name="Standard">## 13. **Memory Pool and Recycling**</text:p>
      <text:p text:style-name="Standard">Efficient memory management:</text:p>
      <text:p text:style-name="Standard"/>
      <text:p text:style-name="Standard">```cpp</text:p>
      <text:p text:style-name="Standard">class TensorMemoryPool {</text:p>
      <text:p text:style-name="Standard"><text:s text:c="4"/>std::unordered_map&lt;size_t, std::vector&lt;void*&gt;&gt; free_blocks;</text:p>
      <text:p text:style-name="Standard"><text:s text:c="4"/></text:p>
      <text:p text:style-name="Standard"><text:s text:c="4"/>void* allocate(size_t size) {</text:p>
      <text:p text:style-name="Standard"><text:s text:c="8"/>// Reuse memory blocks when possible</text:p>
      <text:p text:style-name="Standard"><text:s text:c="8"/>if (free_blocks.count(size) &amp;&amp; !free_blocks[size].empty()) {</text:p>
      <text:p text:style-name="Standard"><text:s text:c="12"/>void* block = free_blocks[size].back();</text:p>
      <text:p text:style-name="Standard"><text:s text:c="12"/>free_blocks[size].pop_back();</text:p>
      <text:p text:style-name="Standard"><text:s text:c="12"/>return block;</text:p>
      <text:p text:style-name="Standard"><text:s text:c="8"/>}</text:p>
      <text:p text:style-name="Standard"><text:s text:c="8"/>return malloc(size);</text:p>
      <text:p text:style-name="Standard"><text:s text:c="4"/>}</text:p>
      <text:p text:style-name="Standard">};</text:p>
      <text:p text:style-name="Standard">```</text:p>
      <text:p text:style-name="Standard"/>
      <text:p text:style-name="Standard">**Benefits**: Reduced memory allocation overhead, better cache behavior</text:p>
      <text:p text:style-name="Standard">**Drawbacks**: Memory fragmentation risk, complexity</text:p>
      <text:p text:style-name="Standard"/>
      <text:p text:style-name="Standard"><text:span text:style-name="T2">Given that we are going with Tensor-tranformative AI architecture, near-term plans include</text:span>:</text:p>
      <text:p text:style-name="Standard"/>
      <text:p text:style-name="Standard">1. **Lazy Evaluation**: Could provide significant performance benefits</text:p>
      <text:p text:style-name="Standard">2. **Multi-backend Support**: Future-proof for GPU/TPU support</text:p>
      <text:p text:style-name="Standard">3. **Memory Pool**: Reduce allocation overhead</text:p>
      <text:p text:style-name="Standard"><text:soft-page-break/>4. **Sparse Tensor Support**: For certain types of models</text:p>
      <text:p text:style-name="Standard"/>
      <text:p text:style-name="Standard">The choice depends on your specific requirements:</text:p>
      <text:p text:style-name="Standard">- **Research focus**: Symbolic differentiation, novel architectures</text:p>
      <text:p text:style-name="Standard">- **Production focus**: Multi-backend, distributed tensors, quantization</text:p>
      <text:p text:style-name="Standard">- **Education focus**: Clean implementation, good documentation</text:p>
      <text:p text:style-name="Standard"/>
      <text:p text:style-name="Standard"><text:span text:style-name="T2">We feel</text:span><text:span text:style-name="T1"> us</text:span><text:span text:style-name="T2">ing</text:span><text:span text:style-name="T1"> </text:span>Eigen + SIMD + autograd quite solid and similar to what PyTorch used in its early versions. The key is balancing performance with maintainability and extensibility.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3:12:11.147558164</meta:creation-date>
    <dc:date>2025-09-10T13:28:13.757803263</dc:date>
    <meta:editing-duration>PT10M1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8" meta:paragraph-count="282" meta:word-count="1335" meta:character-count="11067" meta:non-whitespace-character-count="9472"/>
  </office:meta>
</office:document-meta>
</file>